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line-height="150%"/>
      <style:text-properties style:font-name="Arial" style:font-name-complex="Ari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7" style:family="paragraph" style:parent-style-name="Standard" style:master-page-name="Standard">
      <style:paragraph-properties fo:line-height="150%" style:page-number="auto"/>
    </style:style>
    <style:style style:name="P8" style:family="paragraph" style:parent-style-name="Normal_20__28_Web_29_">
      <style:paragraph-properties fo:margin-left="0.088cm" fo:margin-right="0.118cm" fo:line-height="200%" fo:text-align="justify" style:justify-single-word="false" fo:text-indent="0.988cm" style:auto-text-indent="false"/>
    </style:style>
    <style:style style:name="P9" style:family="paragraph" style:parent-style-name="Text_20_body">
      <style:text-properties fo:font-size="12pt" fo:language="es" fo:country="MX" style:font-size-asian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fo:color="#000000" style:font-name="Arial" style:font-name-complex="Arial"/>
    </style:style>
    <style:style style:name="T5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6" style:family="text">
      <style:text-properties fo:text-transform="uppercase" style:font-name="Arial" fo:font-weight="bold" style:font-weight-asian="bold" style:font-name-complex="Arial"/>
    </style:style>
    <style:style style:name="T7" style:family="text">
      <style:text-properties fo:font-size="12pt" fo:language="es" fo:country="MX" style:text-underline-style="solid" style:text-underline-width="auto" style:text-underline-color="font-color" fo:font-weight="bold" style:font-size-asian="12pt" style:font-weight-asian="bold"/>
    </style:style>
    <style:style style:name="T8" style:family="text">
      <style:text-properties fo:font-size="12pt" fo:language="es" fo:country="MX" style:font-size-asian="12pt"/>
    </style:style>
    <style:style style:name="T9" style:family="text">
      <style:text-properties fo:language="es" fo:country="MX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$n_juzgado</text:span><text:span text:style-name="T2"> <text:s text:c="42"/></text:span><text:span text:style-name="T5">OFICIO</text:span></text:p>
      <text:p text:style-name="P1"><text:span text:style-name="T4"><text:s text:c="66"/></text:span><text:span text:style-name="T1">La Plata, <text:s text:c="6"/>de <text:s text:c="15"/>de 2012</text:span></text:p>
      <text:p text:style-name="P1"><text:span text:style-name="T2">Señores de </text:span><text:span text:style-name="T4">$textoLibre_2 </text:span></text:p>
      <text:p text:style-name="P3">S__________________/_________________D</text:p>
      <text:p text:style-name="P5"/>
      <text:p text:style-name="P2"><text:span text:style-name="T1"><text:tab/><text:tab/><text:tab/><text:tab/><text:tab/>Tengo el agrado de dirigirme a usted en los autos </text:span><text:span text:style-name="T4">$nombre_empresa</text:span><text:span text:style-name="T1">. c/ </text:span><text:span text:style-name="T4">$nombreCliente</text:span><text:span text:style-name="T1"> s/Cobro Ejecutivo, (Expediente Nº </text:span><text:span text:style-name="T4">$n_expediente</text:span><text:span text:style-name="T1">) en trámite en el Juzgado de 1º Instancia en lo Civil y Comercial Nº </text:span><text:span text:style-name="T4">$n_juzgado</text:span><text:span text:style-name="T2"> <text:s/></text:span><text:span text:style-name="T1">, <text:s/>Secretaría única del Departamento Judicial de La Plata, sito en Calle 13 e/ 47 y 48, La Plata (1900), a fin de que se sirve informar si ha procedido a trabar embargo sobre los haberes que percibe el demandado </text:span><text:span text:style-name="T4">$nombreCliente </text:span><text:span text:style-name="T1">DNI Nº </text:span><text:span text:style-name="T4">$dniCliente</text:span><text:span text:style-name="T1">, decretado en autos, por la suma de </text:span><text:span text:style-name="T6"><text:s/>PESOS </text:span><text:span text:style-name="T4">$monto_pagare_en_letras </text:span><text:span text:style-name="T2">($</text:span><text:span text:style-name="T4">$monto_pagare</text:span><text:span text:style-name="T2">)</text:span><text:span text:style-name="T1">, que se reclama en concepto de capital, con más la suma de </text:span><text:span text:style-name="T2"><text:s/>PESOS </text:span><text:span text:style-name="T4">$intereses_en_letras</text:span><text:span text:style-name="T2"> ($</text:span><text:span text:style-name="T4">$intereses</text:span><text:span text:style-name="T2">)</text:span><text:span text:style-name="T1"> sumas que se ordenaron depositaren el <text:s/>Banco de la Provincia de Buenos Aires, Sucursal Tribunales, calle 13 esq. 48 La Plata, en la cuenta de autos </text:span><text:span text:style-name="T4">$n_cuenta</text:span><text:span text:style-name="T1">, CBU </text:span><text:span text:style-name="T4">$n_cbu</text:span><text:span text:style-name="T1"> y a la orden de este Juzgado. </text:span></text:p>
      <text:p text:style-name="P8"><text:span text:style-name="T1"><text:tab/><text:tab/><text:tab/><text:tab/><text:tab/></text:span><text:span text:style-name="T3">Como recaudo transcribo a continuación la providencia que ordena la medida y autoriza el presente:”</text:span><text:span text:style-name="T1"> </text:span><text:span text:style-name="T4">$textoLibre_1</text:span><text:span text:style-name="T3">.-</text:span></text:p>
      <text:p text:style-name="P6"><text:tab/><text:tab/><text:tab/><text:tab/></text:p>
      <text:p text:style-name="Text_20_body"><text:span text:style-name="T7">ARTICULO 396° C.P.C.C.:</text:span><text:span text:style-name="T8"> Recaudos y plazos para la contestación. Las oficinas públicas no podrán establecer recaudos o requisitos para los oficios sin previa aprobación por el Poder Ejecutivo, ni otros aranceles que los que determinen las leyes, decretos u ordenanzas.</text:span></text:p>
      <text:p text:style-name="P9"> </text:p>
      <text:p text:style-name="P9"><text:tab/>Deberán contestar el pedido de informes o remitir el expediente dentro de 20 días hábiles y las entidades privadas dentro de 10, salvo que la providencia que lo haya ordenado hubiere fijado otro plazo en razón de la naturaleza del juicio o de circunstancias especiales.</text:p>
      <text:p text:style-name="P6"/>
      <text:p text:style-name="P6"><text:tab/>Se encuentran autorizados a correr con el diligenciamiento del presente a la Dra. María Inés Barbieri, al Sr. Pablo Siscar, al Sr. Santiago <text:soft-page-break/>Cerruti, al Sr. Gabriel Rodrigo Ferro Rocha, al Sr. César Andrés Meloni, a la Sra. Belén Pedernera , a la Dra. Carina Silvana Sotelo y al Sr. Claudio Cinalli.-</text:p>
      <text:p text:style-name="P6"/>
      <text:p text:style-name="P4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fo:language="es" fo:country="ES" style:font-size-asian="14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left="0.088cm" fo:margin-right="0.118cm" fo:margin-top="0.088cm" fo:margin-bottom="0.088cm" fo:text-indent="0cm" style:auto-text-indent="false"/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5.001cm" fo:margin-bottom="2cm" fo:margin-left="5.001cm" fo:margin-right="1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$n_juzgado                                           OFICIO</dc:title>
    <meta:initial-creator>silvia</meta:initial-creator>
    <meta:creation-date>2012-08-15T18:29:00</meta:creation-date>
    <dc:creator>silvia</dc:creator>
    <dc:date>2012-08-15T18:31:00</dc:date>
    <meta:editing-cycles>1</meta:editing-cycles>
    <meta:editing-duration>PT2M</meta:editing-duration>
    <meta:document-statistic meta:table-count="0" meta:image-count="0" meta:object-count="0" meta:page-count="2" meta:paragraph-count="12" meta:word-count="302" meta:character-count="2043"/>
    <meta:generator>OpenOffice.org/3.3$Win32 OpenOffice.org_project/330m20$Build-9567</meta:generator>
  </office:meta>
</office:document-meta>
</file>